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artitioning (a)</text:p>
          </table:table-cell>
          <table:table-cell table:style-name="ce1" office:value-type="string" calcext:value-type="string">
            <text:p>partitioning (b)</text:p>
          </table:table-cell>
          <table:table-cell table:style-name="ce1" office:value-type="string" calcext:value-type="string">
            <text:p>small catalogue</text:p>
          </table:table-cell>
          <table:table-cell/>
          <table:table-cell office:value-type="string" calcext:value-type="string">
            <text:p>b =</text:p>
          </table:table-cell>
          <table:table-cell table:formula="of:=SQRT(2+SQRT(13))" office:value-type="float" office:value="2.36760454372431" calcext:value-type="float">
            <text:p>2,3676045437243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4008514" calcext:value-type="float">
            <text:p>104008514</text:p>
          </table:table-cell>
          <table:table-cell office:value-type="float" office:value="99852238" calcext:value-type="float">
            <text:p>99852238</text:p>
          </table:table-cell>
          <table:table-cell office:value-type="float" office:value="37172997" calcext:value-type="float">
            <text:p>37172997</text:p>
          </table:table-cell>
          <table:table-cell/>
          <table:table-cell table:formula="of:=[.B2]/POWER([.$G$1];[.$A2])" office:value-type="float" office:value="4.98914981904233E-023" calcext:value-type="float">
            <text:p>4,98914981904233E-23</text:p>
          </table:table-cell>
          <table:table-cell table:formula="of:=[.C2]/POWER([.$G$1];[.$A2])" office:value-type="float" office:value="4.78977879780757E-023" calcext:value-type="float">
            <text:p>4,78977879780757E-23</text:p>
          </table:table-cell>
          <table:table-cell table:formula="of:=[.D2]/POWER([.$G$1];[.$A2])" office:value-type="float" office:value="1.78313913085818E-023" calcext:value-type="float">
            <text:p>1,78313913085818E-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497302" calcext:value-type="float">
            <text:p>19497302</text:p>
          </table:table-cell>
          <table:table-cell office:value-type="float" office:value="19694137" calcext:value-type="float">
            <text:p>19694137</text:p>
          </table:table-cell>
          <table:table-cell office:value-type="float" office:value="8296164" calcext:value-type="float">
            <text:p>8296164</text:p>
          </table:table-cell>
          <table:table-cell/>
          <table:table-cell table:formula="of:=[.B3]/POWER([.$G$1];[.$A3])" office:value-type="float" office:value="3.95023568485389E-024" calcext:value-type="float">
            <text:p>3,95023568485389E-24</text:p>
          </table:table-cell>
          <table:table-cell table:formula="of:=[.C3]/POWER([.$G$1];[.$A3])" office:value-type="float" office:value="3.99011528670999E-024" calcext:value-type="float">
            <text:p>3,99011528670999E-24</text:p>
          </table:table-cell>
          <table:table-cell table:formula="of:=[.D3]/POWER([.$G$1];[.$A3])" office:value-type="float" office:value="1.68083784516443E-024" calcext:value-type="float">
            <text:p>1,68083784516443E-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95402939" calcext:value-type="float">
            <text:p>1295402939</text:p>
          </table:table-cell>
          <table:table-cell office:value-type="float" office:value="826325905" calcext:value-type="float">
            <text:p>826325905</text:p>
          </table:table-cell>
          <table:table-cell office:value-type="float" office:value="265641183" calcext:value-type="float">
            <text:p>265641183</text:p>
          </table:table-cell>
          <table:table-cell/>
          <table:table-cell table:formula="of:=[.B4]/POWER([.$G$1];[.$A4])" office:value-type="float" office:value="1.49004154921792E-024" calcext:value-type="float">
            <text:p>1,49004154921792E-24</text:p>
          </table:table-cell>
          <table:table-cell table:formula="of:=[.C4]/POWER([.$G$1];[.$A4])" office:value-type="float" office:value="9.50484127043575E-025" calcext:value-type="float">
            <text:p>9,50484127043575E-25</text:p>
          </table:table-cell>
          <table:table-cell table:formula="of:=[.D4]/POWER([.$G$1];[.$A4])" office:value-type="float" office:value="3.05554656344191E-025" calcext:value-type="float">
            <text:p>3,05554656344191E-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3634184" calcext:value-type="float">
            <text:p>533634184</text:p>
          </table:table-cell>
          <table:table-cell office:value-type="float" office:value="574804537" calcext:value-type="float">
            <text:p>574804537</text:p>
          </table:table-cell>
          <table:table-cell office:value-type="float" office:value="238596946" calcext:value-type="float">
            <text:p>238596946</text:p>
          </table:table-cell>
          <table:table-cell/>
          <table:table-cell table:formula="of:=[.B5]/POWER([.$G$1];[.$A5])" office:value-type="float" office:value="1.09501183562468E-025" calcext:value-type="float">
            <text:p>1,09501183562468E-25</text:p>
          </table:table-cell>
          <table:table-cell table:formula="of:=[.C5]/POWER([.$G$1];[.$A5])" office:value-type="float" office:value="1.17949297488364E-025" calcext:value-type="float">
            <text:p>1,17949297488364E-25</text:p>
          </table:table-cell>
          <table:table-cell table:formula="of:=[.D5]/POWER([.$G$1];[.$A5])" office:value-type="float" office:value="4.89598469602356E-026" calcext:value-type="float">
            <text:p>4,89598469602356E-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6037398" calcext:value-type="float">
            <text:p>506037398</text:p>
          </table:table-cell>
          <table:table-cell office:value-type="float" office:value="536978989" calcext:value-type="float">
            <text:p>536978989</text:p>
          </table:table-cell>
          <table:table-cell office:value-type="float" office:value="10284615128" calcext:value-type="float">
            <text:p>10284615128</text:p>
          </table:table-cell>
          <table:table-cell/>
          <table:table-cell table:formula="of:=[.B6]/POWER([.$G$1];[.$A6])" office:value-type="float" office:value="1.85241997561132E-026" calcext:value-type="float">
            <text:p>1,85241997561132E-26</text:p>
          </table:table-cell>
          <table:table-cell table:formula="of:=[.C6]/POWER([.$G$1];[.$A6])" office:value-type="float" office:value="1.96568595451353E-026" calcext:value-type="float">
            <text:p>1,96568595451353E-26</text:p>
          </table:table-cell>
          <table:table-cell table:formula="of:=[.D6]/POWER([.$G$1];[.$A6])" office:value-type="float" office:value="3.76482579743674E-025" calcext:value-type="float">
            <text:p>3,76482579743674E-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495996359" calcext:value-type="float">
            <text:p>64495996359</text:p>
          </table:table-cell>
          <table:table-cell office:value-type="float" office:value="6156114730" calcext:value-type="float">
            <text:p>6156114730</text:p>
          </table:table-cell>
          <table:table-cell office:value-type="float" office:value="154117709" calcext:value-type="float">
            <text:p>154117709</text:p>
          </table:table-cell>
          <table:table-cell/>
          <table:table-cell table:formula="of:=[.B7]/POWER([.$G$1];[.$A7])" office:value-type="float" office:value="2.36096526609614E-024" calcext:value-type="float">
            <text:p>2,36096526609614E-24</text:p>
          </table:table-cell>
          <table:table-cell table:formula="of:=[.C7]/POWER([.$G$1];[.$A7])" office:value-type="float" office:value="2.25353105187042E-025" calcext:value-type="float">
            <text:p>2,25353105187042E-25</text:p>
          </table:table-cell>
          <table:table-cell table:formula="of:=[.D7]/POWER([.$G$1];[.$A7])" office:value-type="float" office:value="5.64169217285899E-027" calcext:value-type="float">
            <text:p>5,64169217285899E-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25847130" calcext:value-type="float">
            <text:p>6625847130</text:p>
          </table:table-cell>
          <table:table-cell office:value-type="float" office:value="90680187246" calcext:value-type="float">
            <text:p>90680187246</text:p>
          </table:table-cell>
          <table:table-cell office:value-type="float" office:value="2364729584" calcext:value-type="float">
            <text:p>2364729584</text:p>
          </table:table-cell>
          <table:table-cell/>
          <table:table-cell table:formula="of:=[.B8]/POWER([.$G$1];[.$A8])" office:value-type="float" office:value="2.4254831021321E-025" calcext:value-type="float">
            <text:p>2,4254831021321E-25</text:p>
          </table:table-cell>
          <table:table-cell table:formula="of:=[.C8]/POWER([.$G$1];[.$A8])" office:value-type="float" office:value="3.31947383554181E-024" calcext:value-type="float">
            <text:p>3,31947383554181E-24</text:p>
          </table:table-cell>
          <table:table-cell table:formula="of:=[.D8]/POWER([.$G$1];[.$A8])" office:value-type="float" office:value="8.65642012948746E-026" calcext:value-type="float">
            <text:p>8,65642012948746E-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8161383" calcext:value-type="float">
            <text:p>198161383</text:p>
          </table:table-cell>
          <table:table-cell office:value-type="float" office:value="96000581" calcext:value-type="float">
            <text:p>96000581</text:p>
          </table:table-cell>
          <table:table-cell office:value-type="float" office:value="26772635" calcext:value-type="float">
            <text:p>26772635</text:p>
          </table:table-cell>
          <table:table-cell/>
          <table:table-cell table:formula="of:=[.B9]/POWER([.$G$1];[.$A9])" office:value-type="float" office:value="3.06384437137904E-027" calcext:value-type="float">
            <text:p>3,06384437137904E-27</text:p>
          </table:table-cell>
          <table:table-cell table:formula="of:=[.C9]/POWER([.$G$1];[.$A9])" office:value-type="float" office:value="1.48429949010786E-027" calcext:value-type="float">
            <text:p>1,48429949010786E-27</text:p>
          </table:table-cell>
          <table:table-cell table:formula="of:=[.D9]/POWER([.$G$1];[.$A9])" office:value-type="float" office:value="4.13941333119055E-028" calcext:value-type="float">
            <text:p>4,13941333119055E-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6601592" calcext:value-type="float">
            <text:p>326601592</text:p>
          </table:table-cell>
          <table:table-cell office:value-type="float" office:value="686069547" calcext:value-type="float">
            <text:p>686069547</text:p>
          </table:table-cell>
          <table:table-cell office:value-type="float" office:value="241956643" calcext:value-type="float">
            <text:p>241956643</text:p>
          </table:table-cell>
          <table:table-cell/>
          <table:table-cell table:formula="of:=[.B10]/POWER([.$G$1];[.$A10])" office:value-type="float" office:value="9.00839964210875E-028" calcext:value-type="float">
            <text:p>9,00839964210875E-28</text:p>
          </table:table-cell>
          <table:table-cell table:formula="of:=[.C10]/POWER([.$G$1];[.$A10])" office:value-type="float" office:value="1.89233268086964E-027" calcext:value-type="float">
            <text:p>1,89233268086964E-27</text:p>
          </table:table-cell>
          <table:table-cell table:formula="of:=[.D10]/POWER([.$G$1];[.$A10])" office:value-type="float" office:value="6.67370334253311E-028" calcext:value-type="float">
            <text:p>6,67370334253311E-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4019431" calcext:value-type="float">
            <text:p>664019431</text:p>
          </table:table-cell>
          <table:table-cell office:value-type="float" office:value="897004462" calcext:value-type="float">
            <text:p>897004462</text:p>
          </table:table-cell>
          <table:table-cell office:value-type="float" office:value="53848738" calcext:value-type="float">
            <text:p>53848738</text:p>
          </table:table-cell>
          <table:table-cell/>
          <table:table-cell table:formula="of:=[.B11]/POWER([.$G$1];[.$A11])" office:value-type="float" office:value="1.83151354772749E-027" calcext:value-type="float">
            <text:p>1,83151354772749E-27</text:p>
          </table:table-cell>
          <table:table-cell table:formula="of:=[.C11]/POWER([.$G$1];[.$A11])" office:value-type="float" office:value="2.47413817702724E-027" calcext:value-type="float">
            <text:p>2,47413817702724E-27</text:p>
          </table:table-cell>
          <table:table-cell table:formula="of:=[.D11]/POWER([.$G$1];[.$A11])" office:value-type="float" office:value="1.48526817997632E-028" calcext:value-type="float">
            <text:p>1,48526817997632E-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52536662" calcext:value-type="float">
            <text:p>1152536662</text:p>
          </table:table-cell>
          <table:table-cell office:value-type="float" office:value="1317282819" calcext:value-type="float">
            <text:p>1317282819</text:p>
          </table:table-cell>
          <table:table-cell office:value-type="float" office:value="12889231618" calcext:value-type="float">
            <text:p>12889231618</text:p>
          </table:table-cell>
          <table:table-cell/>
          <table:table-cell table:formula="of:=[.B12]/POWER([.$G$1];[.$A12])" office:value-type="float" office:value="1.34268745632498E-027" calcext:value-type="float">
            <text:p>1,34268745632498E-27</text:p>
          </table:table-cell>
          <table:table-cell table:formula="of:=[.C12]/POWER([.$G$1];[.$A12])" office:value-type="float" office:value="1.53461419130432E-027" calcext:value-type="float">
            <text:p>1,53461419130432E-27</text:p>
          </table:table-cell>
          <table:table-cell table:formula="of:=[.D12]/POWER([.$G$1];[.$A12])" office:value-type="float" office:value="1.50157562754875E-026" calcext:value-type="float">
            <text:p>1,50157562754875E-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407785" calcext:value-type="float">
            <text:p>13407785</text:p>
          </table:table-cell>
          <table:table-cell office:value-type="float" office:value="16044566" calcext:value-type="float">
            <text:p>16044566</text:p>
          </table:table-cell>
          <table:table-cell office:value-type="float" office:value="295627821" calcext:value-type="float">
            <text:p>295627821</text:p>
          </table:table-cell>
          <table:table-cell/>
          <table:table-cell table:formula="of:=[.B13]/POWER([.$G$1];[.$A13])" office:value-type="float" office:value="1.56198629771677E-029" calcext:value-type="float">
            <text:p>1,56198629771677E-29</text:p>
          </table:table-cell>
          <table:table-cell table:formula="of:=[.C13]/POWER([.$G$1];[.$A13])" office:value-type="float" office:value="1.86916722223785E-029" calcext:value-type="float">
            <text:p>1,86916722223785E-29</text:p>
          </table:table-cell>
          <table:table-cell table:formula="of:=[.D13]/POWER([.$G$1];[.$A13])" office:value-type="float" office:value="3.44401857298477E-028" calcext:value-type="float">
            <text:p>3,44401857298477E-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2437178388" calcext:value-type="float">
            <text:p>72437178388</text:p>
          </table:table-cell>
          <table:table-cell office:value-type="float" office:value="86236390925" calcext:value-type="float">
            <text:p>86236390925</text:p>
          </table:table-cell>
          <table:table-cell office:value-type="float" office:value="3450832" calcext:value-type="float">
            <text:p>3450832</text:p>
          </table:table-cell>
          <table:table-cell/>
          <table:table-cell table:formula="of:=[.B14]/POWER([.$G$1];[.$A14])" office:value-type="float" office:value="8.43881969224009E-026" calcext:value-type="float">
            <text:p>8,43881969224009E-26</text:p>
          </table:table-cell>
          <table:table-cell table:formula="of:=[.C14]/POWER([.$G$1];[.$A14])" office:value-type="float" office:value="1.00464066950206E-025" calcext:value-type="float">
            <text:p>1,00464066950206E-25</text:p>
          </table:table-cell>
          <table:table-cell table:formula="of:=[.D14]/POWER([.$G$1];[.$A14])" office:value-type="float" office:value="4.02016611970028E-030" calcext:value-type="float">
            <text:p>4,02016611970028E-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4222892" calcext:value-type="float">
            <text:p>134222892</text:p>
          </table:table-cell>
          <table:table-cell office:value-type="float" office:value="5084007427" calcext:value-type="float">
            <text:p>5084007427</text:p>
          </table:table-cell>
          <table:table-cell office:value-type="float" office:value="2418437615" calcext:value-type="float">
            <text:p>2418437615</text:p>
          </table:table-cell>
          <table:table-cell/>
          <table:table-cell table:formula="of:=[.B15]/POWER([.$G$1];[.$A15])" office:value-type="float" office:value="6.60446449478951E-029" calcext:value-type="float">
            <text:p>6,60446449478951E-29</text:p>
          </table:table-cell>
          <table:table-cell table:formula="of:=[.C15]/POWER([.$G$1];[.$A15])" office:value-type="float" office:value="2.5015961169178E-027" calcext:value-type="float">
            <text:p>2,5015961169178E-27</text:p>
          </table:table-cell>
          <table:table-cell table:formula="of:=[.D15]/POWER([.$G$1];[.$A15])" office:value-type="float" office:value="1.18999711026424E-027" calcext:value-type="float">
            <text:p>1,18999711026424E-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15630803" calcext:value-type="float">
            <text:p>6615630803</text:p>
          </table:table-cell>
          <table:table-cell office:value-type="float" office:value="581709365" calcext:value-type="float">
            <text:p>581709365</text:p>
          </table:table-cell>
          <table:table-cell office:value-type="float" office:value="57801737" calcext:value-type="float">
            <text:p>57801737</text:p>
          </table:table-cell>
          <table:table-cell/>
          <table:table-cell table:formula="of:=[.B16]/POWER([.$G$1];[.$A16])" office:value-type="float" office:value="3.25523449077891E-027" calcext:value-type="float">
            <text:p>3,25523449077891E-27</text:p>
          </table:table-cell>
          <table:table-cell table:formula="of:=[.C16]/POWER([.$G$1];[.$A16])" office:value-type="float" office:value="2.86231267273622E-028" calcext:value-type="float">
            <text:p>2,86231267273622E-28</text:p>
          </table:table-cell>
          <table:table-cell table:formula="of:=[.D16]/POWER([.$G$1];[.$A16])" office:value-type="float" office:value="2.84414613681295E-029" calcext:value-type="float">
            <text:p>2,84414613681295E-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64982875" calcext:value-type="float">
            <text:p>2864982875</text:p>
          </table:table-cell>
          <table:table-cell office:value-type="float" office:value="22812372384" calcext:value-type="float">
            <text:p>22812372384</text:p>
          </table:table-cell>
          <table:table-cell office:value-type="float" office:value="167959834" calcext:value-type="float">
            <text:p>167959834</text:p>
          </table:table-cell>
          <table:table-cell/>
          <table:table-cell table:formula="of:=[.B17]/POWER([.$G$1];[.$A17])" office:value-type="float" office:value="5.95420637525842E-028" calcext:value-type="float">
            <text:p>5,95420637525842E-28</text:p>
          </table:table-cell>
          <table:table-cell table:formula="of:=[.C17]/POWER([.$G$1];[.$A17])" office:value-type="float" office:value="4.74102565389965E-027" calcext:value-type="float">
            <text:p>4,74102565389965E-27</text:p>
          </table:table-cell>
          <table:table-cell table:formula="of:=[.D17]/POWER([.$G$1];[.$A17])" office:value-type="float" office:value="3.49065791323498E-029" calcext:value-type="float">
            <text:p>3,49065791323498E-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194869391" calcext:value-type="float">
            <text:p>34194869391</text:p>
          </table:table-cell>
          <table:table-cell office:value-type="float" office:value="2560650833" calcext:value-type="float">
            <text:p>2560650833</text:p>
          </table:table-cell>
          <table:table-cell office:value-type="float" office:value="4717898962" calcext:value-type="float">
            <text:p>4717898962</text:p>
          </table:table-cell>
          <table:table-cell/>
          <table:table-cell table:formula="of:=[.B18]/POWER([.$G$1];[.$A18])" office:value-type="float" office:value="7.10661522990852E-027" calcext:value-type="float">
            <text:p>7,10661522990852E-27</text:p>
          </table:table-cell>
          <table:table-cell table:formula="of:=[.C18]/POWER([.$G$1];[.$A18])" office:value-type="float" office:value="5.32172239063013E-028" calcext:value-type="float">
            <text:p>5,32172239063013E-28</text:p>
          </table:table-cell>
          <table:table-cell table:formula="of:=[.D18]/POWER([.$G$1];[.$A18])" office:value-type="float" office:value="9.80506526670442E-028" calcext:value-type="float">
            <text:p>9,80506526670442E-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5360384" calcext:value-type="float">
            <text:p>715360384</text:p>
          </table:table-cell>
          <table:table-cell office:value-type="float" office:value="734679140" calcext:value-type="float">
            <text:p>734679140</text:p>
          </table:table-cell>
          <table:table-cell office:value-type="float" office:value="616554044" calcext:value-type="float">
            <text:p>616554044</text:p>
          </table:table-cell>
          <table:table-cell/>
          <table:table-cell table:formula="of:=[.B19]/POWER([.$G$1];[.$A19])" office:value-type="float" office:value="1.48671162965332E-028" calcext:value-type="float">
            <text:p>1,48671162965332E-28</text:p>
          </table:table-cell>
          <table:table-cell table:formula="of:=[.C19]/POWER([.$G$1];[.$A19])" office:value-type="float" office:value="1.52686121000195E-028" calcext:value-type="float">
            <text:p>1,52686121000195E-28</text:p>
          </table:table-cell>
          <table:table-cell table:formula="of:=[.D19]/POWER([.$G$1];[.$A19])" office:value-type="float" office:value="1.28136543206254E-028" calcext:value-type="float">
            <text:p>1,28136543206254E-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769968453" calcext:value-type="float">
            <text:p>18769968453</text:p>
          </table:table-cell>
          <table:table-cell office:value-type="float" office:value="11288984012" calcext:value-type="float">
            <text:p>11288984012</text:p>
          </table:table-cell>
          <table:table-cell office:value-type="float" office:value="1872729978" calcext:value-type="float">
            <text:p>1872729978</text:p>
          </table:table-cell>
          <table:table-cell/>
          <table:table-cell table:formula="of:=[.B20]/POWER([.$G$1];[.$A20])" office:value-type="float" office:value="1.64761687335883E-027" calcext:value-type="float">
            <text:p>1,64761687335883E-27</text:p>
          </table:table-cell>
          <table:table-cell table:formula="of:=[.C20]/POWER([.$G$1];[.$A20])" office:value-type="float" office:value="9.90940426342404E-028" calcext:value-type="float">
            <text:p>9,90940426342404E-28</text:p>
          </table:table-cell>
          <table:table-cell table:formula="of:=[.D20]/POWER([.$G$1];[.$A20])" office:value-type="float" office:value="1.64387144215181E-028" calcext:value-type="float">
            <text:p>1,64387144215181E-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93904619" calcext:value-type="float">
            <text:p>8893904619</text:p>
          </table:table-cell>
          <table:table-cell office:value-type="float" office:value="21884892243" calcext:value-type="float">
            <text:p>21884892243</text:p>
          </table:table-cell>
          <table:table-cell office:value-type="float" office:value="4051420238" calcext:value-type="float">
            <text:p>4051420238</text:p>
          </table:table-cell>
          <table:table-cell/>
          <table:table-cell table:formula="of:=[.B21]/POWER([.$G$1];[.$A21])" office:value-type="float" office:value="7.80701755413252E-028" calcext:value-type="float">
            <text:p>7,80701755413252E-28</text:p>
          </table:table-cell>
          <table:table-cell table:formula="of:=[.C21]/POWER([.$G$1];[.$A21])" office:value-type="float" office:value="1.92104306522921E-027" calcext:value-type="float">
            <text:p>1,92104306522921E-27</text:p>
          </table:table-cell>
          <table:table-cell table:formula="of:=[.D21]/POWER([.$G$1];[.$A21])" office:value-type="float" office:value="3.55631303372242E-028" calcext:value-type="float">
            <text:p>3,55631303372242E-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1713929" calcext:value-type="float">
            <text:p>1041713929</text:p>
          </table:table-cell>
          <table:table-cell office:value-type="float" office:value="17860977428" calcext:value-type="float">
            <text:p>17860977428</text:p>
          </table:table-cell>
          <table:table-cell office:value-type="float" office:value="107340791" calcext:value-type="float">
            <text:p>107340791</text:p>
          </table:table-cell>
          <table:table-cell/>
          <table:table-cell table:formula="of:=[.B22]/POWER([.$G$1];[.$A22])" office:value-type="float" office:value="3.86217541282607E-029" calcext:value-type="float">
            <text:p>3,86217541282607E-29</text:p>
          </table:table-cell>
          <table:table-cell table:formula="of:=[.C22]/POWER([.$G$1];[.$A22])" office:value-type="float" office:value="6.62199342363434E-028" calcext:value-type="float">
            <text:p>6,62199342363434E-28</text:p>
          </table:table-cell>
          <table:table-cell table:formula="of:=[.D22]/POWER([.$G$1];[.$A22])" office:value-type="float" office:value="3.97968148694594E-030" calcext:value-type="float">
            <text:p>3,97968148694594E-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39945231" calcext:value-type="float">
            <text:p>22739945231</text:p>
          </table:table-cell>
          <table:table-cell office:value-type="float" office:value="21901326342" calcext:value-type="float">
            <text:p>21901326342</text:p>
          </table:table-cell>
          <table:table-cell office:value-type="float" office:value="1495685257" calcext:value-type="float">
            <text:p>1495685257</text:p>
          </table:table-cell>
          <table:table-cell/>
          <table:table-cell table:formula="of:=[.B23]/POWER([.$G$1];[.$A23])" office:value-type="float" office:value="8.43088058201241E-028" calcext:value-type="float">
            <text:p>8,43088058201241E-28</text:p>
          </table:table-cell>
          <table:table-cell table:formula="of:=[.C23]/POWER([.$G$1];[.$A23])" office:value-type="float" office:value="8.11996093664139E-028" calcext:value-type="float">
            <text:p>8,11996093664139E-28</text:p>
          </table:table-cell>
          <table:table-cell table:formula="of:=[.D23]/POWER([.$G$1];[.$A23])" office:value-type="float" office:value="5.54528327220998E-029" calcext:value-type="float">
            <text:p>5,54528327220998E-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697056739" calcext:value-type="float">
            <text:p>28697056739</text:p>
          </table:table-cell>
          <table:table-cell office:value-type="float" office:value="375485935" calcext:value-type="float">
            <text:p>375485935</text:p>
          </table:table-cell>
          <table:table-cell office:value-type="float" office:value="176967150" calcext:value-type="float">
            <text:p>176967150</text:p>
          </table:table-cell>
          <table:table-cell/>
          <table:table-cell table:formula="of:=[.B24]/POWER([.$G$1];[.$A24])" office:value-type="float" office:value="1.06394916946378E-027" calcext:value-type="float">
            <text:p>1,06394916946378E-27</text:p>
          </table:table-cell>
          <table:table-cell table:formula="of:=[.C24]/POWER([.$G$1];[.$A24])" office:value-type="float" office:value="1.39212168105607E-029" calcext:value-type="float">
            <text:p>1,39212168105607E-29</text:p>
          </table:table-cell>
          <table:table-cell table:formula="of:=[.D24]/POWER([.$G$1];[.$A24])" office:value-type="float" office:value="6.56109279698325E-030" calcext:value-type="float">
            <text:p>6,56109279698325E-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5856349" calcext:value-type="float">
            <text:p>375856349</text:p>
          </table:table-cell>
          <table:table-cell office:value-type="float" office:value="4227592928" calcext:value-type="float">
            <text:p>4227592928</text:p>
          </table:table-cell>
          <table:table-cell office:value-type="float" office:value="5563996366" calcext:value-type="float">
            <text:p>5563996366</text:p>
          </table:table-cell>
          <table:table-cell/>
          <table:table-cell table:formula="of:=[.B25]/POWER([.$G$1];[.$A25])" office:value-type="float" office:value="1.39349499843577E-029" calcext:value-type="float">
            <text:p>1,39349499843577E-29</text:p>
          </table:table-cell>
          <table:table-cell table:formula="of:=[.C25]/POWER([.$G$1];[.$A25])" office:value-type="float" office:value="1.56738860904287E-028" calcext:value-type="float">
            <text:p>1,56738860904287E-28</text:p>
          </table:table-cell>
          <table:table-cell table:formula="of:=[.D25]/POWER([.$G$1];[.$A25])" office:value-type="float" office:value="2.06286288045005E-028" calcext:value-type="float">
            <text:p>2,06286288045005E-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490145174" calcext:value-type="float">
            <text:p>27490145174</text:p>
          </table:table-cell>
          <table:table-cell office:value-type="float" office:value="19005789135" calcext:value-type="float">
            <text:p>19005789135</text:p>
          </table:table-cell>
          <table:table-cell office:value-type="float" office:value="3025112424" calcext:value-type="float">
            <text:p>3025112424</text:p>
          </table:table-cell>
          <table:table-cell/>
          <table:table-cell table:formula="of:=[.B26]/POWER([.$G$1];[.$A26])" office:value-type="float" office:value="4.30478426959707E-028" calcext:value-type="float">
            <text:p>4,30478426959707E-28</text:p>
          </table:table-cell>
          <table:table-cell table:formula="of:=[.C26]/POWER([.$G$1];[.$A26])" office:value-type="float" office:value="2.97618734211006E-028" calcext:value-type="float">
            <text:p>2,97618734211006E-28</text:p>
          </table:table-cell>
          <table:table-cell table:formula="of:=[.D26]/POWER([.$G$1];[.$A26])" office:value-type="float" office:value="4.73713626980566E-029" calcext:value-type="float">
            <text:p>4,73713626980566E-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660552606" calcext:value-type="float">
            <text:p>34660552606</text:p>
          </table:table-cell>
          <table:table-cell office:value-type="float" office:value="28087680065" calcext:value-type="float">
            <text:p>28087680065</text:p>
          </table:table-cell>
          <table:table-cell office:value-type="float" office:value="319952186" calcext:value-type="float">
            <text:p>319952186</text:p>
          </table:table-cell>
          <table:table-cell/>
          <table:table-cell table:formula="of:=[.B27]/POWER([.$G$1];[.$A27])" office:value-type="float" office:value="5.42762508853422E-028" calcext:value-type="float">
            <text:p>5,42762508853422E-28</text:p>
          </table:table-cell>
          <table:table-cell table:formula="of:=[.C27]/POWER([.$G$1];[.$A27])" office:value-type="float" office:value="4.39835448477894E-028" calcext:value-type="float">
            <text:p>4,39835448477894E-28</text:p>
          </table:table-cell>
          <table:table-cell table:formula="of:=[.D27]/POWER([.$G$1];[.$A27])" office:value-type="float" office:value="5.01025050467416E-030" calcext:value-type="float">
            <text:p>5,01025050467416E-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44016730" calcext:value-type="float">
            <text:p>744016730</text:p>
          </table:table-cell>
          <table:table-cell office:value-type="float" office:value="880251759" calcext:value-type="float">
            <text:p>880251759</text:p>
          </table:table-cell>
          <table:table-cell office:value-type="float" office:value="7360265880" calcext:value-type="float">
            <text:p>7360265880</text:p>
          </table:table-cell>
          <table:table-cell/>
          <table:table-cell table:formula="of:=[.B28]/POWER([.$G$1];[.$A28])" office:value-type="float" office:value="1.16508352187615E-029" calcext:value-type="float">
            <text:p>1,16508352187615E-29</text:p>
          </table:table-cell>
          <table:table-cell table:formula="of:=[.C28]/POWER([.$G$1];[.$A28])" office:value-type="float" office:value="1.37841903032663E-029" calcext:value-type="float">
            <text:p>1,37841903032663E-29</text:p>
          </table:table-cell>
          <table:table-cell table:formula="of:=[.D28]/POWER([.$G$1];[.$A28])" office:value-type="float" office:value="1.15257146078089E-028" calcext:value-type="float">
            <text:p>1,15257146078089E-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135968195" calcext:value-type="float">
            <text:p>98135968195</text:p>
          </table:table-cell>
          <table:table-cell office:value-type="float" office:value="161982500255" calcext:value-type="float">
            <text:p>161982500255</text:p>
          </table:table-cell>
          <table:table-cell office:value-type="float" office:value="15671916687" calcext:value-type="float">
            <text:p>15671916687</text:p>
          </table:table-cell>
          <table:table-cell/>
          <table:table-cell table:formula="of:=[.B29]/POWER([.$G$1];[.$A29])" office:value-type="float" office:value="6.49072793233977E-028" calcext:value-type="float">
            <text:p>6,49072793233977E-28</text:p>
          </table:table-cell>
          <table:table-cell table:formula="of:=[.C29]/POWER([.$G$1];[.$A29])" office:value-type="float" office:value="1.0713547319024E-027" calcext:value-type="float">
            <text:p>1,0713547319024E-27</text:p>
          </table:table-cell>
          <table:table-cell table:formula="of:=[.D29]/POWER([.$G$1];[.$A29])" office:value-type="float" office:value="1.03654296446627E-028" calcext:value-type="float">
            <text:p>1,03654296446627E-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4093630206" calcext:value-type="float">
            <text:p>204093630206</text:p>
          </table:table-cell>
          <table:table-cell office:value-type="float" office:value="110185422023" calcext:value-type="float">
            <text:p>110185422023</text:p>
          </table:table-cell>
          <table:table-cell office:value-type="float" office:value="11436756369" calcext:value-type="float">
            <text:p>11436756369</text:p>
          </table:table-cell>
          <table:table-cell/>
          <table:table-cell table:formula="of:=[.B30]/POWER([.$G$1];[.$A30])" office:value-type="float" office:value="5.70145209623991E-028" calcext:value-type="float">
            <text:p>5,70145209623991E-28</text:p>
          </table:table-cell>
          <table:table-cell table:formula="of:=[.C30]/POWER([.$G$1];[.$A30])" office:value-type="float" office:value="3.07808188199714E-028" calcext:value-type="float">
            <text:p>3,07808188199714E-28</text:p>
          </table:table-cell>
          <table:table-cell table:formula="of:=[.D30]/POWER([.$G$1];[.$A30])" office:value-type="float" office:value="3.19491198762083E-029" calcext:value-type="float">
            <text:p>3,19491198762083E-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800659906" calcext:value-type="float">
            <text:p>61800659906</text:p>
          </table:table-cell>
          <table:table-cell office:value-type="float" office:value="52627610231" calcext:value-type="float">
            <text:p>52627610231</text:p>
          </table:table-cell>
          <table:table-cell office:value-type="float" office:value="26683342659" calcext:value-type="float">
            <text:p>26683342659</text:p>
          </table:table-cell>
          <table:table-cell/>
          <table:table-cell table:formula="of:=[.B31]/POWER([.$G$1];[.$A31])" office:value-type="float" office:value="1.72643066623113E-028" calcext:value-type="float">
            <text:p>1,72643066623113E-28</text:p>
          </table:table-cell>
          <table:table-cell table:formula="of:=[.C31]/POWER([.$G$1];[.$A31])" office:value-type="float" office:value="1.47017718470084E-028" calcext:value-type="float">
            <text:p>1,47017718470084E-28</text:p>
          </table:table-cell>
          <table:table-cell table:formula="of:=[.D31]/POWER([.$G$1];[.$A31])" office:value-type="float" office:value="7.4541179841962E-029" calcext:value-type="float">
            <text:p>7,4541179841962E-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946047570" calcext:value-type="float">
            <text:p>19946047570</text:p>
          </table:table-cell>
          <table:table-cell office:value-type="float" office:value="16561659262" calcext:value-type="float">
            <text:p>16561659262</text:p>
          </table:table-cell>
          <table:table-cell office:value-type="float" office:value="5137292767" calcext:value-type="float">
            <text:p>5137292767</text:p>
          </table:table-cell>
          <table:table-cell/>
          <table:table-cell table:formula="of:=[.B32]/POWER([.$G$1];[.$A32])" office:value-type="float" office:value="2.35344316617352E-029" calcext:value-type="float">
            <text:p>2,35344316617352E-29</text:p>
          </table:table-cell>
          <table:table-cell table:formula="of:=[.C32]/POWER([.$G$1];[.$A32])" office:value-type="float" office:value="1.9541176603465E-029" calcext:value-type="float">
            <text:p>1,9541176603465E-29</text:p>
          </table:table-cell>
          <table:table-cell table:formula="of:=[.D32]/POWER([.$G$1];[.$A32])" office:value-type="float" office:value="6.06151495061776E-030" calcext:value-type="float">
            <text:p>6,06151495061776E-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145022619" calcext:value-type="float">
            <text:p>38145022619</text:p>
          </table:table-cell>
          <table:table-cell office:value-type="float" office:value="24670022140" calcext:value-type="float">
            <text:p>24670022140</text:p>
          </table:table-cell>
          <table:table-cell office:value-type="float" office:value="5855445178" calcext:value-type="float">
            <text:p>5855445178</text:p>
          </table:table-cell>
          <table:table-cell/>
          <table:table-cell table:formula="of:=[.B33]/POWER([.$G$1];[.$A33])" office:value-type="float" office:value="4.5007484561123E-029" calcext:value-type="float">
            <text:p>4,5007484561123E-29</text:p>
          </table:table-cell>
          <table:table-cell table:formula="of:=[.C33]/POWER([.$G$1];[.$A33])" office:value-type="float" office:value="2.91082706039753E-029" calcext:value-type="float">
            <text:p>2,91082706039753E-29</text:p>
          </table:table-cell>
          <table:table-cell table:formula="of:=[.D33]/POWER([.$G$1];[.$A33])" office:value-type="float" office:value="6.90886622560472E-030" calcext:value-type="float">
            <text:p>6,90886622560472E-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140430080" calcext:value-type="float">
            <text:p>43140430080</text:p>
          </table:table-cell>
          <table:table-cell office:value-type="float" office:value="27830182298" calcext:value-type="float">
            <text:p>27830182298</text:p>
          </table:table-cell>
          <table:table-cell office:value-type="float" office:value="8087803174" calcext:value-type="float">
            <text:p>8087803174</text:p>
          </table:table-cell>
          <table:table-cell/>
          <table:table-cell table:formula="of:=[.B34]/POWER([.$G$1];[.$A34])" office:value-type="float" office:value="5.0901588398028E-029" calcext:value-type="float">
            <text:p>5,0901588398028E-29</text:p>
          </table:table-cell>
          <table:table-cell table:formula="of:=[.C34]/POWER([.$G$1];[.$A34])" office:value-type="float" office:value="3.28369578547994E-029" calcext:value-type="float">
            <text:p>3,28369578547994E-29</text:p>
          </table:table-cell>
          <table:table-cell table:formula="of:=[.D34]/POWER([.$G$1];[.$A34])" office:value-type="float" office:value="9.54283551285385E-030" calcext:value-type="float">
            <text:p>9,54283551285385E-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465525984" calcext:value-type="float">
            <text:p>50465525984</text:p>
          </table:table-cell>
          <table:table-cell office:value-type="float" office:value="51298914727" calcext:value-type="float">
            <text:p>51298914727</text:p>
          </table:table-cell>
          <table:table-cell office:value-type="float" office:value="9492310290" calcext:value-type="float">
            <text:p>9492310290</text:p>
          </table:table-cell>
          <table:table-cell/>
          <table:table-cell table:formula="of:=[.B35]/POWER([.$G$1];[.$A35])" office:value-type="float" office:value="5.95445021564225E-029" calcext:value-type="float">
            <text:p>5,95445021564225E-29</text:p>
          </table:table-cell>
          <table:table-cell table:formula="of:=[.C35]/POWER([.$G$1];[.$A35])" office:value-type="float" office:value="6.0527821300276E-029" calcext:value-type="float">
            <text:p>6,0527821300276E-29</text:p>
          </table:table-cell>
          <table:table-cell table:formula="of:=[.D35]/POWER([.$G$1];[.$A35])" office:value-type="float" office:value="1.12000198058282E-029" calcext:value-type="float">
            <text:p>1,12000198058282E-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24120394" calcext:value-type="float">
            <text:p>3324120394</text:p>
          </table:table-cell>
          <table:table-cell office:value-type="float" office:value="4455034712" calcext:value-type="float">
            <text:p>4455034712</text:p>
          </table:table-cell>
          <table:table-cell office:value-type="float" office:value="1228120251" calcext:value-type="float">
            <text:p>1228120251</text:p>
          </table:table-cell>
          <table:table-cell/>
          <table:table-cell table:formula="of:=[.B36]/POWER([.$G$1];[.$A36])" office:value-type="float" office:value="1.65658774586919E-030" calcext:value-type="float">
            <text:p>1,65658774586919E-30</text:p>
          </table:table-cell>
          <table:table-cell table:formula="of:=[.C36]/POWER([.$G$1];[.$A36])" office:value-type="float" office:value="2.22018309705092E-030" calcext:value-type="float">
            <text:p>2,22018309705092E-30</text:p>
          </table:table-cell>
          <table:table-cell table:formula="of:=[.D36]/POWER([.$G$1];[.$A36])" office:value-type="float" office:value="6.12038288965893E-031" calcext:value-type="float">
            <text:p>6,12038288965893E-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41051847307" calcext:value-type="float">
            <text:p>341051847307</text:p>
          </table:table-cell>
          <table:table-cell office:value-type="float" office:value="509013889937" calcext:value-type="float">
            <text:p>509013889937</text:p>
          </table:table-cell>
          <table:table-cell office:value-type="float" office:value="108729245793" calcext:value-type="float">
            <text:p>108729245793</text:p>
          </table:table-cell>
          <table:table-cell/>
          <table:table-cell table:formula="of:=[.B37]/POWER([.$G$1];[.$A37])" office:value-type="float" office:value="7.17875184859935E-029" calcext:value-type="float">
            <text:p>7,17875184859935E-29</text:p>
          </table:table-cell>
          <table:table-cell table:formula="of:=[.C37]/POWER([.$G$1];[.$A37])" office:value-type="float" office:value="1.07141610057275E-028" calcext:value-type="float">
            <text:p>1,07141610057275E-28</text:p>
          </table:table-cell>
          <table:table-cell table:formula="of:=[.D37]/POWER([.$G$1];[.$A37])" office:value-type="float" office:value="2.28862643728976E-029" calcext:value-type="float">
            <text:p>2,28862643728976E-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54454780063" calcext:value-type="float">
            <text:p>554454780063</text:p>
          </table:table-cell>
          <table:table-cell office:value-type="float" office:value="608620352369" calcext:value-type="float">
            <text:p>608620352369</text:p>
          </table:table-cell>
          <table:table-cell office:value-type="float" office:value="15218497346" calcext:value-type="float">
            <text:p>15218497346</text:p>
          </table:table-cell>
          <table:table-cell/>
          <table:table-cell table:formula="of:=[.B38]/POWER([.$G$1];[.$A38])" office:value-type="float" office:value="1.16706398419215E-028" calcext:value-type="float">
            <text:p>1,16706398419215E-28</text:p>
          </table:table-cell>
          <table:table-cell table:formula="of:=[.C38]/POWER([.$G$1];[.$A38])" office:value-type="float" office:value="1.28107632729848E-028" calcext:value-type="float">
            <text:p>1,28107632729848E-28</text:p>
          </table:table-cell>
          <table:table-cell table:formula="of:=[.D38]/POWER([.$G$1];[.$A38])" office:value-type="float" office:value="3.20331987110335E-030" calcext:value-type="float">
            <text:p>3,20331987110335E-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241780094" calcext:value-type="float">
            <text:p>7241780094</text:p>
          </table:table-cell>
          <table:table-cell office:value-type="float" office:value="67587576627" calcext:value-type="float">
            <text:p>67587576627</text:p>
          </table:table-cell>
          <table:table-cell office:value-type="float" office:value="3375922989" calcext:value-type="float">
            <text:p>3375922989</text:p>
          </table:table-cell>
          <table:table-cell/>
          <table:table-cell table:formula="of:=[.B39]/POWER([.$G$1];[.$A39])" office:value-type="float" office:value="1.52431199676676E-030" calcext:value-type="float">
            <text:p>1,52431199676676E-30</text:p>
          </table:table-cell>
          <table:table-cell table:formula="of:=[.C39]/POWER([.$G$1];[.$A39])" office:value-type="float" office:value="1.42264129188744E-029" calcext:value-type="float">
            <text:p>1,42264129188744E-29</text:p>
          </table:table-cell>
          <table:table-cell table:formula="of:=[.D39]/POWER([.$G$1];[.$A39])" office:value-type="float" office:value="7.10593230600437E-031" calcext:value-type="float">
            <text:p>7,10593230600437E-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7235543167" calcext:value-type="float">
            <text:p>87235543167</text:p>
          </table:table-cell>
          <table:table-cell office:value-type="float" office:value="8189164544" calcext:value-type="float">
            <text:p>8189164544</text:p>
          </table:table-cell>
          <table:table-cell office:value-type="float" office:value="52614901639" calcext:value-type="float">
            <text:p>52614901639</text:p>
          </table:table-cell>
          <table:table-cell/>
          <table:table-cell table:formula="of:=[.B40]/POWER([.$G$1];[.$A40])" office:value-type="float" office:value="1.8362085463503E-029" calcext:value-type="float">
            <text:p>1,8362085463503E-29</text:p>
          </table:table-cell>
          <table:table-cell table:formula="of:=[.C40]/POWER([.$G$1];[.$A40])" office:value-type="float" office:value="1.72372560280566E-030" calcext:value-type="float">
            <text:p>1,72372560280566E-30</text:p>
          </table:table-cell>
          <table:table-cell table:formula="of:=[.D40]/POWER([.$G$1];[.$A40])" office:value-type="float" office:value="1.1074835846435E-029" calcext:value-type="float">
            <text:p>1,1074835846435E-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5009505182" calcext:value-type="float">
            <text:p>175009505182</text:p>
          </table:table-cell>
          <table:table-cell office:value-type="float" office:value="104209054684" calcext:value-type="float">
            <text:p>104209054684</text:p>
          </table:table-cell>
          <table:table-cell office:value-type="float" office:value="20358642119" calcext:value-type="float">
            <text:p>20358642119</text:p>
          </table:table-cell>
          <table:table-cell/>
          <table:table-cell table:formula="of:=[.B41]/POWER([.$G$1];[.$A41])" office:value-type="float" office:value="1.55589758612881E-029" calcext:value-type="float">
            <text:p>1,55589758612881E-29</text:p>
          </table:table-cell>
          <table:table-cell table:formula="of:=[.C41]/POWER([.$G$1];[.$A41])" office:value-type="float" office:value="9.26456060012203E-030" calcext:value-type="float">
            <text:p>9,26456060012203E-30</text:p>
          </table:table-cell>
          <table:table-cell table:formula="of:=[.D41]/POWER([.$G$1];[.$A41])" office:value-type="float" office:value="1.80995667046034E-030" calcext:value-type="float">
            <text:p>1,80995667046034E-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2704120109" calcext:value-type="float">
            <text:p>82704120109</text:p>
          </table:table-cell>
          <table:table-cell office:value-type="float" office:value="155841217499" calcext:value-type="float">
            <text:p>155841217499</text:p>
          </table:table-cell>
          <table:table-cell office:value-type="float" office:value="54136974740" calcext:value-type="float">
            <text:p>54136974740</text:p>
          </table:table-cell>
          <table:table-cell/>
          <table:table-cell table:formula="of:=[.B42]/POWER([.$G$1];[.$A42])" office:value-type="float" office:value="7.35269439832319E-030" calcext:value-type="float">
            <text:p>7,35269439832319E-30</text:p>
          </table:table-cell>
          <table:table-cell table:formula="of:=[.C42]/POWER([.$G$1];[.$A42])" office:value-type="float" office:value="1.38548459910169E-029" calcext:value-type="float">
            <text:p>1,38548459910169E-29</text:p>
          </table:table-cell>
          <table:table-cell table:formula="of:=[.D42]/POWER([.$G$1];[.$A42])" office:value-type="float" office:value="4.81297220003487E-030" calcext:value-type="float">
            <text:p>4,81297220003487E-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6152691313" calcext:value-type="float">
            <text:p>36152691313</text:p>
          </table:table-cell>
          <table:table-cell office:value-type="float" office:value="107553463207" calcext:value-type="float">
            <text:p>107553463207</text:p>
          </table:table-cell>
          <table:table-cell office:value-type="float" office:value="22680138294" calcext:value-type="float">
            <text:p>22680138294</text:p>
          </table:table-cell>
          <table:table-cell/>
          <table:table-cell table:formula="of:=[.B43]/POWER([.$G$1];[.$A43])" office:value-type="float" office:value="1.35753438410146E-030" calcext:value-type="float">
            <text:p>1,35753438410146E-30</text:p>
          </table:table-cell>
          <table:table-cell table:formula="of:=[.C43]/POWER([.$G$1];[.$A43])" office:value-type="float" office:value="4.03863499866721E-030" calcext:value-type="float">
            <text:p>4,03863499866721E-30</text:p>
          </table:table-cell>
          <table:table-cell table:formula="of:=[.D43]/POWER([.$G$1];[.$A43])" office:value-type="float" office:value="8.51639710684829E-031" calcext:value-type="float">
            <text:p>8,51639710684829E-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379955688" calcext:value-type="float">
            <text:p>85379955688</text:p>
          </table:table-cell>
          <table:table-cell office:value-type="float" office:value="13732776667" calcext:value-type="float">
            <text:p>13732776667</text:p>
          </table:table-cell>
          <table:table-cell office:value-type="float" office:value="6135164661" calcext:value-type="float">
            <text:p>6135164661</text:p>
          </table:table-cell>
          <table:table-cell/>
          <table:table-cell table:formula="of:=[.B44]/POWER([.$G$1];[.$A44])" office:value-type="float" office:value="3.20601928514907E-030" calcext:value-type="float">
            <text:p>3,20601928514907E-30</text:p>
          </table:table-cell>
          <table:table-cell table:formula="of:=[.C44]/POWER([.$G$1];[.$A44])" office:value-type="float" office:value="5.15666077339451E-031" calcext:value-type="float">
            <text:p>5,15666077339451E-31</text:p>
          </table:table-cell>
          <table:table-cell table:formula="of:=[.D44]/POWER([.$G$1];[.$A44])" office:value-type="float" office:value="2.30375573074882E-031" calcext:value-type="float">
            <text:p>2,30375573074882E-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8670468309" calcext:value-type="float">
            <text:p>128670468309</text:p>
          </table:table-cell>
          <table:table-cell office:value-type="float" office:value="128477262048" calcext:value-type="float">
            <text:p>128477262048</text:p>
          </table:table-cell>
          <table:table-cell office:value-type="float" office:value="15640095668" calcext:value-type="float">
            <text:p>15640095668</text:p>
          </table:table-cell>
          <table:table-cell/>
          <table:table-cell table:formula="of:=[.B45]/POWER([.$G$1];[.$A45])" office:value-type="float" office:value="2.04070356053162E-030" calcext:value-type="float">
            <text:p>2,04070356053162E-30</text:p>
          </table:table-cell>
          <table:table-cell table:formula="of:=[.C45]/POWER([.$G$1];[.$A45])" office:value-type="float" office:value="2.03763932434812E-030" calcext:value-type="float">
            <text:p>2,03763932434812E-30</text:p>
          </table:table-cell>
          <table:table-cell table:formula="of:=[.D45]/POWER([.$G$1];[.$A45])" office:value-type="float" office:value="2.48050693653303E-031" calcext:value-type="float">
            <text:p>2,48050693653303E-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8891918955" calcext:value-type="float">
            <text:p>198891918955</text:p>
          </table:table-cell>
          <table:table-cell office:value-type="float" office:value="360125405661" calcext:value-type="float">
            <text:p>360125405661</text:p>
          </table:table-cell>
          <table:table-cell office:value-type="float" office:value="78270149630" calcext:value-type="float">
            <text:p>78270149630</text:p>
          </table:table-cell>
          <table:table-cell/>
          <table:table-cell table:formula="of:=[.B46]/POWER([.$G$1];[.$A46])" office:value-type="float" office:value="3.15441027383006E-030" calcext:value-type="float">
            <text:p>3,15441027383006E-30</text:p>
          </table:table-cell>
          <table:table-cell table:formula="of:=[.C46]/POWER([.$G$1];[.$A46])" office:value-type="float" office:value="5.71156075849063E-030" calcext:value-type="float">
            <text:p>5,71156075849063E-30</text:p>
          </table:table-cell>
          <table:table-cell table:formula="of:=[.D46]/POWER([.$G$1];[.$A46])" office:value-type="float" office:value="1.24135844947501E-030" calcext:value-type="float">
            <text:p>1,24135844947501E-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6575497661" calcext:value-type="float">
            <text:p>356575497661</text:p>
          </table:table-cell>
          <table:table-cell office:value-type="float" office:value="442000131063" calcext:value-type="float">
            <text:p>442000131063</text:p>
          </table:table-cell>
          <table:table-cell office:value-type="float" office:value="131573822523" calcext:value-type="float">
            <text:p>131573822523</text:p>
          </table:table-cell>
          <table:table-cell/>
          <table:table-cell table:formula="of:=[.B47]/POWER([.$G$1];[.$A47])" office:value-type="float" office:value="2.38859969682711E-030" calcext:value-type="float">
            <text:p>2,38859969682711E-30</text:p>
          </table:table-cell>
          <table:table-cell table:formula="of:=[.C47]/POWER([.$G$1];[.$A47])" office:value-type="float" office:value="2.9608354639621E-030" calcext:value-type="float">
            <text:p>2,9608354639621E-30</text:p>
          </table:table-cell>
          <table:table-cell table:formula="of:=[.D47]/POWER([.$G$1];[.$A47])" office:value-type="float" office:value="8.81376299410254E-031" calcext:value-type="float">
            <text:p>8,81376299410254E-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1817894745" calcext:value-type="float">
            <text:p>421817894745</text:p>
          </table:table-cell>
          <table:table-cell office:value-type="float" office:value="270275552837" calcext:value-type="float">
            <text:p>270275552837</text:p>
          </table:table-cell>
          <table:table-cell office:value-type="float" office:value="89543926428" calcext:value-type="float">
            <text:p>89543926428</text:p>
          </table:table-cell>
          <table:table-cell/>
          <table:table-cell table:formula="of:=[.B48]/POWER([.$G$1];[.$A48])" office:value-type="float" office:value="1.19345956890675E-030" calcext:value-type="float">
            <text:p>1,19345956890675E-30</text:p>
          </table:table-cell>
          <table:table-cell table:formula="of:=[.C48]/POWER([.$G$1];[.$A48])" office:value-type="float" office:value="7.64697156743143E-031" calcext:value-type="float">
            <text:p>7,64697156743143E-31</text:p>
          </table:table-cell>
          <table:table-cell table:formula="of:=[.D48]/POWER([.$G$1];[.$A48])" office:value-type="float" office:value="2.53348796161392E-031" calcext:value-type="float">
            <text:p>2,53348796161392E-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20463248893" calcext:value-type="float">
            <text:p>1320463248893</text:p>
          </table:table-cell>
          <table:table-cell office:value-type="float" office:value="1371409134448" calcext:value-type="float">
            <text:p>1371409134448</text:p>
          </table:table-cell>
          <table:table-cell office:value-type="float" office:value="139257503265" calcext:value-type="float">
            <text:p>139257503265</text:p>
          </table:table-cell>
          <table:table-cell/>
          <table:table-cell table:formula="of:=[.B49]/POWER([.$G$1];[.$A49])" office:value-type="float" office:value="6.6648549170506E-031" calcext:value-type="float">
            <text:p>6,6648549170506E-31</text:p>
          </table:table-cell>
          <table:table-cell table:formula="of:=[.C49]/POWER([.$G$1];[.$A49])" office:value-type="float" office:value="6.92199720111598E-031" calcext:value-type="float">
            <text:p>6,92199720111598E-31</text:p>
          </table:table-cell>
          <table:table-cell table:formula="of:=[.D49]/POWER([.$G$1];[.$A49])" office:value-type="float" office:value="7.0288291336394E-032" calcext:value-type="float">
            <text:p>7,0288291336394E-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3580333283" calcext:value-type="float">
            <text:p>653580333283</text:p>
          </table:table-cell>
          <table:table-cell office:value-type="float" office:value="764801552269" calcext:value-type="float">
            <text:p>764801552269</text:p>
          </table:table-cell>
          <table:table-cell office:value-type="float" office:value="224259011348" calcext:value-type="float">
            <text:p>224259011348</text:p>
          </table:table-cell>
          <table:table-cell/>
          <table:table-cell table:formula="of:=[.B50]/POWER([.$G$1];[.$A50])" office:value-type="float" office:value="3.29885598983584E-031" calcext:value-type="float">
            <text:p>3,29885598983584E-31</text:p>
          </table:table-cell>
          <table:table-cell table:formula="of:=[.C50]/POWER([.$G$1];[.$A50])" office:value-type="float" office:value="3.86022965082993E-031" calcext:value-type="float">
            <text:p>3,86022965082993E-31</text:p>
          </table:table-cell>
          <table:table-cell table:formula="of:=[.D50]/POWER([.$G$1];[.$A50])" office:value-type="float" office:value="1.13191622389238E-031" calcext:value-type="float">
            <text:p>1,13191622389238E-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5354105926" calcext:value-type="float">
            <text:p>505354105926</text:p>
          </table:table-cell>
          <table:table-cell office:value-type="float" office:value="313592839790" calcext:value-type="float">
            <text:p>313592839790</text:p>
          </table:table-cell>
          <table:table-cell office:value-type="float" office:value="76580113103" calcext:value-type="float">
            <text:p>76580113103</text:p>
          </table:table-cell>
          <table:table-cell/>
          <table:table-cell table:formula="of:=[.B51]/POWER([.$G$1];[.$A51])" office:value-type="float" office:value="1.07733561062249E-031" calcext:value-type="float">
            <text:p>1,07733561062249E-31</text:p>
          </table:table-cell>
          <table:table-cell table:formula="of:=[.C51]/POWER([.$G$1];[.$A51])" office:value-type="float" office:value="6.68530698732409E-032" calcext:value-type="float">
            <text:p>6,68530698732409E-32</text:p>
          </table:table-cell>
          <table:table-cell table:formula="of:=[.D51]/POWER([.$G$1];[.$A51])" office:value-type="float" office:value="1.63256777661248E-032" calcext:value-type="float">
            <text:p>1,63256777661248E-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geometric mean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arithmetic mean</text:p>
          </table:table-cell>
          <table:covered-table-cell table:number-columns-repeated="2"/>
        </table:table-row>
        <table:table-row table:style-name="ro1">
          <table:table-cell/>
          <table:table-cell table:formula="of:=GEOMEAN([.B2:.B51])" office:value-type="float" office:value="12147418682.0037" calcext:value-type="float">
            <text:p>12147418682,0037</text:p>
          </table:table-cell>
          <table:table-cell table:formula="of:=GEOMEAN([.C2:.C51])" office:value-type="float" office:value="12417653537.9669" calcext:value-type="float">
            <text:p>12417653537,9669</text:p>
          </table:table-cell>
          <table:table-cell table:formula="of:=GEOMEAN([.D2:.D51])" office:value-type="float" office:value="2706018538.23535" calcext:value-type="float">
            <text:p>2706018538,23535</text:p>
          </table:table-cell>
          <table:table-cell/>
          <table:table-cell table:formula="of:=AVERAGE([.F2:.F51])" office:value-type="float" office:value="1.16346440238452E-024" calcext:value-type="float">
            <text:p>1,16346440238452E-24</text:p>
          </table:table-cell>
          <table:table-cell table:formula="of:=AVERAGE([.G2:.G51])" office:value-type="float" office:value="1.1328834465895E-024" calcext:value-type="float">
            <text:p>1,1328834465895E-24</text:p>
          </table:table-cell>
          <table:table-cell table:formula="of:=AVERAGE([.H2:.H51])" office:value-type="float" office:value="4.07112818922743E-025" calcext:value-type="float">
            <text:p>4,07112818922743E-25</text:p>
          </table:table-cell>
        </table:table-row>
        <table:table-row table:style-name="ro1">
          <table:table-cell table:number-columns-repeated="2"/>
          <table:table-cell table:formula="of:=[.C54]/[.$B54]" office:value-type="float" office:value="1.0222462782454" calcext:value-type="float">
            <text:p>1,0222462782454</text:p>
          </table:table-cell>
          <table:table-cell table:formula="of:=[.D54]/[.$B54]" office:value-type="float" office:value="0.222764902492766" calcext:value-type="float">
            <text:p>0,222764902492766</text:p>
          </table:table-cell>
          <table:table-cell table:number-columns-repeated="2"/>
          <table:table-cell table:formula="of:=[.G54]/[.$F54]" office:value-type="float" office:value="0.973715606827046" calcext:value-type="float">
            <text:p>0,973715606827046</text:p>
          </table:table-cell>
          <table:table-cell table:formula="of:=[.H54]/[.$F54]" office:value-type="float" office:value="0.349914288815685" calcext:value-type="float">
            <text:p>0,3499142888156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quality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" office:value-type="float" office:value="1.359E-022" calcext:value-type="float">
            <text:p>1,36E-22</text:p>
          </table:table-cell>
          <table:table-cell table:style-name="ce3" office:value-type="float" office:value="1.611E-022" calcext:value-type="float">
            <text:p>1,61E-22</text:p>
          </table:table-cell>
          <table:table-cell table:style-name="ce3" office:value-type="float" office:value="3.787E-023" calcext:value-type="float">
            <text:p>3,79E-23</text:p>
          </table:table-cell>
          <table:table-cell/>
          <table:table-cell table:formula="of:=GEOMEAN([.F2:.F51])" office:value-type="float" office:value="2.29935684127988E-028" calcext:value-type="float">
            <text:p>2,29935684127988E-28</text:p>
          </table:table-cell>
          <table:table-cell table:formula="of:=GEOMEAN([.G2:.G51])" office:value-type="float" office:value="2.35050897335649E-028" calcext:value-type="float">
            <text:p>2,35050897335649E-28</text:p>
          </table:table-cell>
          <table:table-cell table:formula="of:=GEOMEAN([.H2:.H51])" office:value-type="float" office:value="5.122160025438E-029" calcext:value-type="float">
            <text:p>5,122160025438E-29</text:p>
          </table:table-cell>
        </table:table-row>
        <table:table-row table:style-name="ro1">
          <table:table-cell table:number-columns-repeated="2"/>
          <table:table-cell table:formula="of:=[.C58]/[.$B58]" office:value-type="float" office:value="1.18543046357616" calcext:value-type="float">
            <text:p>1,18543046357616</text:p>
          </table:table-cell>
          <table:table-cell table:formula="of:=[.D58]/[.$B58]" office:value-type="float" office:value="0.278660779985283" calcext:value-type="float">
            <text:p>0,278660779985283</text:p>
          </table:table-cell>
          <table:table-cell table:number-columns-repeated="2"/>
          <table:table-cell table:formula="of:=[.G58]/[.$F58]" office:value-type="float" office:value="1.02224627824541" calcext:value-type="float">
            <text:p>1,02224627824541</text:p>
          </table:table-cell>
          <table:table-cell table:formula="of:=[.H58]/[.$F58]" office:value-type="float" office:value="0.222764902492771" calcext:value-type="float">
            <text:p>0,222764902492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2T18:18:15.981841433</dc:date>
    <meta:editing-duration>PT32M2S</meta:editing-duration>
    <meta:editing-cycles>1</meta:editing-cycles>
    <meta:document-statistic meta:table-count="1" meta:cell-count="379" meta:object-count="0"/>
    <meta:generator>LibreOffice/6.0.7.3$Linux_X86_64 LibreOffice_project/00m0$Build-3</meta:generator>
  </office:meta>
</office:document-meta>
</file>